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itle">
      <style:text-properties officeooo:paragraph-rsid="0001005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-Commerce Website</text:p>
      <text:p text:style-name="Subtitle">Woodmart Mega Electronics</text:p>
      <text:h text:style-name="Heading_20_2" text:outline-level="2">Implementation Plan</text:h>
      <text:h text:style-name="Heading_20_3" text:outline-level="3"><text:span text:style-name="Strong_20_Emphasis">Product Foundations</text:span></text:h>
      <text:list xml:id="list3742276859" text:style-name="L1">
        <text:list-item>
          <text:list>
            <text:list-item>
              <text:p text:style-name="P2">Finalize scope (catalog size, variants, localization, payment/shipping providers, content strategy) and write user stories. </text:p>
            </text:list-item>
            <text:list-item>
              <text:p text:style-name="P2">Define UX goals using the static Woodmart snapshot; produce component inventory and Tailwind design tokens (colors, typography, spacing). </text:p>
            </text:list-item>
            <text:list-item>
              <text:p text:style-name="P2">Select supporting services (search engine, queue backend, CDN, payments, analytics) and draft non-functional requirements. </text:p>
            </text:list-item>
          </text:list>
        </text:list-item>
      </text:list>
      <text:h text:style-name="Heading_20_3" text:outline-level="3"><text:span text:style-name="Strong_20_Emphasis">Architecture &amp; DevOps</text:span></text:h>
      <text:list xml:id="list43317891831991" text:continue-numbering="true" text:style-name="L1">
        <text:list-item>
          <text:list>
            <text:list-item>
              <text:p text:style-name="P2">Scaffold monorepo: Laravel 12 API + Vue 3 SPA via Vite, Tailwind configured with design tokens, Pinia, Vue Router. </text:p>
            </text:list-item>
            <text:list-item>
              <text:p text:style-name="P2">Establish environments (local, staging, production); set up Docker dev stack, GitHub Actions CI (lint, tests, build), and deployment scripts for Ubuntu/Apache (PHP-FPM, Node build step, MySQL migration flow). </text:p>
            </text:list-item>
            <text:list-item>
              <text:p text:style-name="P2">Configure monitoring/logging stack (Telescope for dev, Sentry/New Relic for prod) and secrets management. </text:p>
            </text:list-item>
          </text:list>
        </text:list-item>
      </text:list>
      <text:h text:style-name="Heading_20_3" text:outline-level="3"><text:span text:style-name="Strong_20_Emphasis">Core Backend Modules</text:span></text:h>
      <text:list xml:id="list43318243999018" text:continue-numbering="true" text:style-name="L1">
        <text:list-item>
          <text:list>
            <text:list-item>
              <text:p text:style-name="P2">Design database schema for catalog, inventory, pricing, promotions, customers, orders, payments, shipments, reviews. </text:p>
            </text:list-item>
            <text:list-item>
              <text:p text:style-name="P2">Implement RBAC and auth: Laravel Breeze/Jetstream base + <text:span text:style-name="Source_20_Text">spatie/laravel-permission</text:span>, policies/guards for admin vs public. </text:p>
            </text:list-item>
            <text:list-item>
              <text:p text:style-name="P2">Build REST/GraphQL endpoints (catalog browse, search, cart, checkout, account) with validation, caching, job queues for async tasks. </text:p>
            </text:list-item>
          </text:list>
        </text:list-item>
      </text:list>
      <text:h text:style-name="Heading_20_3" text:outline-level="3"><text:span text:style-name="Strong_20_Emphasis">Frontend Delivery</text:span></text:h>
      <text:list xml:id="list43317835215212" text:continue-numbering="true" text:style-name="L1">
        <text:list-item>
          <text:list>
            <text:list-item>
              <text:p text:style-name="P2">Create layout shell (header/mega menu, footer, responsive grid) and shared Vue components mapped from snapshot. </text:p>
            </text:list-item>
            <text:list-item>
              <text:p text:style-name="P2">Implement route-level pages: Home, Category, Product detail, Search results, Cart, Checkout, Account dashboard. </text:p>
            </text:list-item>
            <text:list-item>
              <text:p text:style-name="P2">Integrate API services, state management, form handling, SSR or hydration strategy for SEO-critical pages. </text:p>
            </text:list-item>
          </text:list>
        </text:list-item>
      </text:list>
      <text:h text:style-name="Heading_20_3" text:outline-level="3"><text:span text:style-name="Strong_20_Emphasis">Commerce Features</text:span></text:h>
      <text:list xml:id="list43317881184887" text:continue-numbering="true" text:style-name="L1">
        <text:list-item>
          <text:list>
            <text:list-item>
              <text:p text:style-name="P2">Catalog management: filtering, sorting, comparison, quick view, wishlists, product bundles. </text:p>
            </text:list-item>
            <text:list-item>
              <text:p text:style-name="P2">Cart &amp; checkout: guest checkout, payment integrations, shipping options, promotions, order confirmation flow. </text:p>
            </text:list-item>
            <text:list-item>
              <text:p text:style-name="P2"><text:soft-page-break/>Account area: order history, returns, saved addresses, profile settings, downloadable invoices. </text:p>
            </text:list-item>
          </text:list>
        </text:list-item>
      </text:list>
      <text:h text:style-name="Heading_20_3" text:outline-level="3"><text:span text:style-name="Strong_20_Emphasis">Content &amp; Admin</text:span></text:h>
      <text:list xml:id="list43317996121024" text:continue-numbering="true" text:style-name="L1">
        <text:list-item>
          <text:list>
            <text:list-item>
              <text:p text:style-name="P2">Build admin UI (Filament/Nova or custom) for catalog CRUD, promotions, banners, mega menu configuration. </text:p>
            </text:list-item>
            <text:list-item>
              <text:p text:style-name="P2">Integrate CMS capabilities for landing blocks, blog, testimonials; schedule promotions and banner rotations. </text:p>
            </text:list-item>
            <text:list-item>
              <text:p text:style-name="P2">Add auditing, activity logs, and staff notifications. </text:p>
            </text:list-item>
          </text:list>
        </text:list-item>
      </text:list>
      <text:h text:style-name="Heading_20_3" text:outline-level="3"><text:span text:style-name="Strong_20_Emphasis">Quality &amp; Hardening</text:span></text:h>
      <text:list xml:id="list43319341630845" text:continue-numbering="true" text:style-name="L1">
        <text:list-item>
          <text:list>
            <text:list-item>
              <text:p text:style-name="P2">Testing strategy: Pest unit/feature tests, API contract tests, Vitest + Vue Test Utils, Playwright/Dusk for end-to-end critical paths. </text:p>
            </text:list-item>
            <text:list-item>
              <text:p text:style-name="P2">Performance and security: caching (Redis), CDN integration, rate limiting, 2FA, vulnerability scanning, accessibility audits. </text:p>
            </text:list-item>
          </text:list>
        </text:list-item>
      </text:list>
      <text:h text:style-name="Heading_20_3" text:outline-level="3"><text:span text:style-name="Strong_20_Emphasis">Launch &amp; Iteration</text:span></text:h>
      <text:list text:continue-numbering="true" text:style-name="L1">
        <text:list-item>
          <text:list>
            <text:list-item>
              <text:p text:style-name="P2">Populate staging with sample data, conduct UAT, load testing, SEO review. </text:p>
            </text:list-item>
            <text:list-item>
              <text:p text:style-name="P1">Plan production cut-over, monitoring, post-launch support, and backlog for enhancements (loyalty, personalization, multi-tenant/multi-store if needed).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04:30:36.021611219</meta:creation-date>
    <dc:date>2025-11-03T04:33:17.207797197</dc:date>
    <meta:editing-duration>PT2M42S</meta:editing-duration>
    <meta:editing-cycles>1</meta:editing-cycles>
    <meta:document-statistic meta:table-count="0" meta:image-count="0" meta:object-count="0" meta:page-count="2" meta:paragraph-count="33" meta:word-count="368" meta:character-count="2800" meta:non-whitespace-character-count="2465"/>
    <meta:generator>LibreOffice/24.2.7.2$Linux_X86_64 LibreOffice_project/420$Build-2</meta:generator>
  </office:meta>
</office:document-meta>
</file>